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e" svg:font-family="'Times New Romane'"/>
    <style:font-face style:name="sans-serif" svg:font-family="sans-serif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6pt" officeooo:paragraph-rsid="00224e9b" style:font-size-asian="16pt" style:font-name-complex="Times New Roman1" style:font-size-complex="16pt"/>
    </style:style>
    <style:style style:name="P3" style:family="paragraph" style:parent-style-name="Standard">
      <style:paragraph-properties fo:margin-left="2.7563in" fo:margin-right="0in" fo:margin-top="0in" fo:margin-bottom="0in" style:contextual-spacing="false" fo:line-height="130%" fo:text-align="end" style:justify-single-word="false" fo:text-indent="0in" style:auto-text-indent="false"/>
      <style:text-properties style:font-name="Times New Roman1" fo:font-size="16pt" officeooo:paragraph-rsid="00224e9b" style:font-size-asian="16pt" style:font-name-complex="Times New Roman1" style:font-size-complex="18pt"/>
    </style:style>
    <style:style style:name="P4" style:family="paragraph" style:parent-style-name="Standard">
      <style:paragraph-properties fo:margin-left="2.7563in" fo:margin-right="0in" fo:margin-top="0in" fo:margin-bottom="0in" style:contextual-spacing="false" fo:line-height="130%" fo:text-align="end" style:justify-single-word="false" fo:text-indent="0in" style:auto-text-indent="false"/>
      <style:text-properties style:font-name="Times New Roman1" fo:font-size="16pt" officeooo:paragraph-rsid="00224e9b" style:font-name-asian="Times New Roman1" style:font-size-asian="16pt" style:font-name-complex="Times New Roman1" style:font-size-complex="18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padding-left="0in" fo:padding-right="0in" fo:padding-top="0in" fo:padding-bottom="0.0138in" fo:border-left="none" fo:border-right="none" fo:border-top="none" fo:border-bottom="1.5pt solid #000000" style:shadow="none"/>
      <style:text-properties style:font-name="Times New Roman1" fo:font-size="14pt" officeooo:paragraph-rsid="00224e9b" style:font-size-asian="14pt" style:font-name-complex="Times New Roman1" style:font-size-complex="14pt"/>
    </style:style>
    <style:style style:name="P6" style:family="paragraph" style:parent-style-name="Standard">
      <style:paragraph-properties fo:line-height="200%" fo:text-align="center" style:justify-single-word="false"/>
      <style:text-properties style:font-name="Times New Roman1" fo:font-size="22pt" officeooo:paragraph-rsid="00224e9b" style:font-name-asian="Times New Roman1" style:font-size-asian="22pt" style:font-name-complex="Times New Roman1" style:font-size-complex="22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22pt" officeooo:paragraph-rsid="00224e9b" style:font-name-asian="Times New Roman1" style:font-size-asian="22pt" style:font-name-complex="Times New Roman1" style:font-size-complex="22pt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26pt" fo:font-weight="bold" officeooo:paragraph-rsid="00224e9b" style:font-size-asian="26pt" style:font-weight-asian="bold" style:font-name-complex="Times New Roman1" style:font-size-complex="28pt" style:font-weight-complex="bold"/>
    </style:style>
    <style:style style:name="P9" style:family="paragraph" style:parent-style-name="Standard">
      <style:paragraph-properties fo:margin-top="0.1665in" fo:margin-bottom="0in" style:contextual-spacing="false" fo:text-align="center" style:justify-single-word="false"/>
      <style:text-properties style:font-name="Times New Roman1" fo:font-size="18pt" officeooo:paragraph-rsid="00224e9b" style:font-size-asian="18pt" style:font-name-complex="Times New Roman1" style:font-size-complex="22pt"/>
    </style:style>
    <style:style style:name="P10" style:family="paragraph" style:parent-style-name="Standard">
      <style:paragraph-properties fo:text-align="center" style:justify-single-word="false"/>
      <style:text-properties style:font-name="Times New Roman1" fo:font-size="18pt" officeooo:paragraph-rsid="00224e9b" style:font-name-asian="Times New Roman1" style:font-size-asian="18pt" style:font-name-complex="Times New Roman1" style:font-size-complex="18pt"/>
    </style:style>
    <style:style style:name="P11" style:family="paragraph" style:parent-style-name="Standard">
      <style:text-properties style:font-name="Times New Roman1" fo:font-size="20pt" officeooo:paragraph-rsid="00224e9b" style:font-name-asian="Times New Roman1" style:font-size-asian="20pt" style:font-name-complex="Times New Roman1" style:font-size-complex="20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padding-left="0in" fo:padding-right="0in" fo:padding-top="0in" fo:padding-bottom="0.0138in" fo:border-left="none" fo:border-right="none" fo:border-top="none" fo:border-bottom="1.5pt solid #000000" style:shadow="none"/>
      <style:text-properties officeooo:paragraph-rsid="00224e9b"/>
    </style:style>
    <style:style style:name="P13" style:family="paragraph" style:parent-style-name="Standard">
      <style:paragraph-properties fo:margin-top="0.1665in" fo:margin-bottom="0in" style:contextual-spacing="false" fo:text-align="center" style:justify-single-word="false"/>
      <style:text-properties officeooo:paragraph-rsid="0023368a"/>
    </style:style>
    <style:style style:name="P14" style:family="paragraph" style:parent-style-name="Standard">
      <style:paragraph-properties fo:margin-left="2.7563in" fo:margin-right="0in" fo:margin-top="0in" fo:margin-bottom="0in" style:contextual-spacing="false" fo:line-height="130%" fo:text-align="end" style:justify-single-word="false" fo:text-indent="0in" style:auto-text-indent="false"/>
      <style:text-properties officeooo:paragraph-rsid="00224e9b"/>
    </style:style>
    <style:style style:name="P15" style:family="paragraph" style:parent-style-name="Standard">
      <style:text-properties style:font-name="Times New Roman" fo:font-size="20pt" officeooo:paragraph-rsid="00224e9b" style:font-name-asian="Times New Roman1" style:font-size-asian="20pt" style:font-name-complex="Times New Roman1" style:font-size-complex="2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20pt" officeooo:paragraph-rsid="00224e9b" style:font-size-asian="20pt" style:font-name-complex="Times New Roman1" style:font-size-complex="20pt"/>
    </style:style>
    <style:style style:name="P17" style:family="paragraph" style:parent-style-name="Standard">
      <style:text-properties style:font-name="Times New Romane" fo:font-size="14pt" style:font-size-asian="14pt" style:font-size-complex="14pt"/>
    </style:style>
    <style:style style:name="P18" style:family="paragraph" style:parent-style-name="Standard">
      <style:text-properties style:font-name="Times New Romane" fo:font-size="14pt" fo:font-weight="bold" officeooo:rsid="0027c74d" officeooo:paragraph-rsid="0027c74d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Times New Romane" fo:font-size="14pt" fo:font-weight="bold" officeooo:rsid="00260695" officeooo:paragraph-rsid="00260695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Times New Romane" fo:font-size="14pt" fo:font-weight="bold" officeooo:rsid="002e9513" officeooo:paragraph-rsid="002e9513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Times New Romane" fo:font-size="14pt" fo:font-weight="bold" officeooo:rsid="00296ec0" officeooo:paragraph-rsid="00296ec0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Times New Romane" fo:font-size="14pt" fo:font-weight="bold" officeooo:rsid="002cb9f3" officeooo:paragraph-rsid="002cb9f3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Times New Romane" fo:font-size="16pt" fo:font-weight="bold" officeooo:rsid="00209198" officeooo:paragraph-rsid="00209198" style:font-size-asian="16pt" style:font-weight-asian="bold" style:font-size-complex="16pt" style:font-weight-complex="bold"/>
    </style:style>
    <style:style style:name="P24" style:family="paragraph" style:parent-style-name="Standard">
      <style:text-properties style:font-name="Times New Romane" fo:font-size="16pt" fo:font-weight="bold" officeooo:rsid="00296ec0" officeooo:paragraph-rsid="00296ec0" style:font-size-asian="16pt" style:font-weight-asian="bold" style:font-size-complex="16pt" style:font-weight-complex="bold"/>
    </style:style>
    <style:style style:name="P25" style:family="paragraph" style:parent-style-name="Standard">
      <style:text-properties style:font-name="Times New Romane" fo:font-size="16pt" fo:font-weight="bold" officeooo:rsid="002bc7f6" officeooo:paragraph-rsid="002bc7f6" style:font-size-asian="16pt" style:font-weight-asian="bold" style:font-size-complex="16pt" style:font-weight-complex="bold"/>
    </style:style>
    <style:style style:name="P26" style:family="paragraph" style:parent-style-name="Standard">
      <style:text-properties style:font-name="Times New Romane" fo:font-size="12pt" fo:font-weight="normal" officeooo:rsid="002bef35" officeooo:paragraph-rsid="002bef35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Times New Romane" fo:font-size="12pt" fo:font-weight="normal" officeooo:rsid="002bc7f6" officeooo:paragraph-rsid="002bc7f6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Times New Romane" fo:font-size="12pt" fo:font-weight="normal" officeooo:rsid="002c13cf" officeooo:paragraph-rsid="002c13cf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Times New Romane" fo:font-size="12pt" fo:font-weight="normal" officeooo:rsid="00296ec0" officeooo:paragraph-rsid="00296ec0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Times New Romane" fo:font-size="12pt" fo:font-weight="normal" officeooo:paragraph-rsid="003b1017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Times New Romane" fo:font-size="12pt" fo:font-weight="normal" officeooo:rsid="00296ec0" officeooo:paragraph-rsid="00296ec0" style:font-size-asian="10.5pt" style:font-weight-asian="normal" style:font-size-complex="12pt" style:font-weight-complex="normal"/>
    </style:style>
    <style:style style:name="P32" style:family="paragraph" style:parent-style-name="Standard">
      <style:text-properties style:font-name="Times New Romane" fo:font-size="12pt" fo:font-weight="bold" officeooo:paragraph-rsid="003b1017" style:font-size-asian="12pt" style:font-weight-asian="bold" style:font-size-complex="12pt" style:font-weight-complex="bold"/>
    </style:style>
    <style:style style:name="P33" style:family="paragraph" style:parent-style-name="Standard" style:list-style-name="L1">
      <style:text-properties officeooo:paragraph-rsid="003b1017"/>
    </style:style>
    <style:style style:name="P34" style:family="paragraph" style:parent-style-name="Standard" style:list-style-name="L1">
      <style:text-properties officeooo:paragraph-rsid="00437f8c"/>
    </style:style>
    <style:style style:name="P35" style:family="paragraph" style:parent-style-name="Standard" style:list-style-name="L2">
      <style:text-properties officeooo:paragraph-rsid="003b1017"/>
    </style:style>
    <style:style style:name="T1" style:family="text">
      <style:text-properties style:font-name="sans-serif" fo:font-size="8.25pt"/>
    </style:style>
    <style:style style:name="T2" style:family="text">
      <style:text-properties style:font-name-asian="Times New Roman1"/>
    </style:style>
    <style:style style:name="T3" style:family="text">
      <style:text-properties style:font-name="Times New Roman1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1" fo:font-size="14pt" style:font-size-asian="14pt" style:font-name-complex="Times New Roman1" style:font-size-complex="14pt"/>
    </style:style>
    <style:style style:name="T5" style:family="text">
      <style:text-properties style:font-name="Times New Roman1" fo:font-size="18pt" style:font-size-asian="18pt" style:font-name-complex="Times New Roman1" style:font-size-complex="22pt"/>
    </style:style>
    <style:style style:name="T6" style:family="text">
      <style:text-properties style:font-name="Times New Roman1" fo:font-size="16pt" style:font-size-asian="16pt" style:font-name-complex="Times New Roman1" style:font-size-complex="18pt"/>
    </style:style>
    <style:style style:name="T7" style:family="text">
      <style:text-properties style:font-name="Times New Roman1" fo:font-size="16pt" style:font-size-asian="16pt" style:font-name-complex="Times New Roman1" style:font-size-complex="16pt"/>
    </style:style>
    <style:style style:name="T8" style:family="text">
      <style:text-properties style:font-name="Times New Roman1" fo:font-size="20pt" style:font-name-asian="Times New Roman1" style:font-size-asian="20pt" style:font-name-complex="Times New Roman1" style:font-size-complex="20pt"/>
    </style:style>
    <style:style style:name="T9" style:family="text">
      <style:text-properties style:font-name="Arial Unicode MS" fo:font-size="18pt" style:font-size-asian="18pt" style:font-name-complex="Arial Unicode MS" style:font-size-complex="22pt"/>
    </style:style>
    <style:style style:name="T10" style:family="text">
      <style:text-properties style:font-name="Arial Unicode MS" fo:font-size="16pt" style:font-size-asian="16pt" style:font-name-complex="Arial Unicode MS" style:font-size-complex="18pt"/>
    </style:style>
    <style:style style:name="T11" style:family="text">
      <style:text-properties officeooo:rsid="00224e9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Times New Roman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5">МИНИСТЕРСТВО ТРАНСПОРТА РФ </text:p>
      <text:p text:style-name="P12"><text:span text:style-name="T3"><text:s/></text:span><text:span text:style-name="T4">ФЕДЕРАЛЬНОЕ ГОСУДАРСТВЕННОЕ БЮДЖЕТНОЕ ОБРАЗОВАТЕЛЬНОЕ УЧРЕЖДЕНИЕ ВЫСШЕГО ОБРАЗОВАНИЯ «РОССИЙСКИЙ УНИВЕРСИТЕТ ТРАНСПОРТА (МИИТ)»</text:span></text:p>
      <text:p text:style-name="P2">Кафедра ЦТУТП</text:p>
      <text:p text:style-name="P6"/>
      <text:p text:style-name="P7"/>
      <text:p text:style-name="P7"/>
      <text:p text:style-name="P7"/>
      <text:p text:style-name="P8">Отчёт</text:p>
      <text:p text:style-name="P9">По <text:span text:style-name="T11">крусовой работе</text:span></text:p>
      <text:p text:style-name="P13"><text:span text:style-name="T5">по дисциплине </text:span><text:span text:style-name="T9"><text:line-break/></text:span><text:span text:style-name="T7">««Технологии программирования» и «Методы разработки</text:span></text:p>
      <text:p text:style-name="P13"><text:span text:style-name="T7">программных систем»»</text:span></text:p>
      <text:p text:style-name="P10"/>
      <text:p text:style-name="P11"/>
      <text:p text:style-name="P11"/>
      <text:p text:style-name="P11"/>
      <text:p text:style-name="P11"/>
      <text:p text:style-name="P14"><text:span text:style-name="T6">Выполнил: </text:span><text:span text:style-name="T10"><text:line-break/></text:span><text:span text:style-name="T6"> <text:s text:c="2"/>ст. гр. УИС-211: </text:span></text:p>
      <text:p text:style-name="P4">Мензульский Д.Д.</text:p>
      <text:p text:style-name="P14"><text:span text:style-name="T6"/></text:p>
      <text:p text:style-name="P3"/>
      <text:p text:style-name="P3"/>
      <text:p text:style-name="P15"/>
      <text:p text:style-name="P16">Москва 2022 г.</text:p>
      <text:p text:style-name="P1"><text:span text:style-name="T1"/></text:p>
      <text:p text:style-name="P19"><text:soft-page-break/>Содержание</text:p>
      <text:p text:style-name="P18"/>
      <text:p text:style-name="P20">Техническое задание</text:p>
      <text:p text:style-name="P31">Целью выполнения курсовой работы является разработка проекта информационной системы на языке UML и написания информационной системы на одном из языков программирования.</text:p>
      <text:p text:style-name="P31">Задание выдается на группу из 2-4 человек или индивидуально и выполняется на лабораторных занятиях и в часы, отведенные на курсовую работу.</text:p>
      <text:p text:style-name="P31">Язык программирования – Java, С++, С#, Python или другой по согласованию с преподавателем. Информационная система должна иметь графический интерфейс. Рекомендуется для разработки интерфейса использовать стандартные фреймворки. Описание проекта разрабатываемой информационной системы должно быть выполнено на языке UML в среде UML Designer.</text:p>
      <text:p text:style-name="P31"/>
      <text:p text:style-name="P32">Новостной сайт</text:p>
      <text:p text:style-name="P30">Администратор</text:p>
      <text:p text:style-name="P30"><text:tab/>• Составление списка сотрудников</text:p>
      <text:p text:style-name="P30">Главный редактор</text:p>
      <text:p text:style-name="P30"><text:tab/>• Составление списка тем новостного выпуска и распределение их по отделам.</text:p>
      <text:p text:style-name="P30"><text:tab/>• Проверка наличия подготовленных публикаций</text:p>
      <text:p text:style-name="P30">Редактор отдела</text:p>
      <text:p text:style-name="P30"><text:tab/>• Составление списка публикаций и распределение их по авторам</text:p>
      <text:p text:style-name="P30"><text:tab/>• Редактирование публикации</text:p>
      <text:p text:style-name="P30"><text:tab/>• Разрешение на выкладку публикации на сайт</text:p>
      <text:p text:style-name="P30">Автор</text:p>
      <text:p text:style-name="P30"><text:tab/>• Подготовка публикации</text:p>
      <text:p text:style-name="P30"><text:tab/>• Исправление замечаний редактора отдела</text:p>
      <text:p text:style-name="P30"/>
      <text:p text:style-name="P30"/>
      <text:p text:style-name="P30">В отчете должны быть представлены следующие диаграммы языка UML:</text:p>
      <text:list text:style-name="L2">
        <text:list-item>
          <text:p text:style-name="P35"><text:span text:style-name="T13">Диаграмма вариантов использования (Use Case Diagram). Для каждого варианта использования описывается поток событий в виде отдельных таблиц.</text:span></text:p>
        </text:list-item>
        <text:list-item>
          <text:p text:style-name="P35"><text:span text:style-name="T13">Диаграмма классов (Class Diagam). На диаграмме должны быть представлены все классы и их методы, используемые в программе. Допускается рисование диаграммы классов с помощью инструментов реинжиниринга.</text:span></text:p>
        </text:list-item>
        <text:list-item>
          <text:p text:style-name="P35"><text:span text:style-name="T13">Диаграмма деятельности (Activity Diagram) (для каждого варианта использования)</text:span></text:p>
        </text:list-item>
        <text:list-item>
          <text:p text:style-name="P35"><text:span text:style-name="T13">Диаграмма состояний (State Machine Diagram) (допускается разработка одной диаграммы, описывающей состояния некоторого объекта (например, заказа) и действий, происходящих в состоянии и при переходе из одного состояния в другое состояние)</text:span></text:p>
        </text:list-item>
        <text:list-item>
          <text:p text:style-name="P35"><text:soft-page-break/><text:span text:style-name="T13">Диаграмма последовательности (Sequence Diagram) (для каждого варианта использования)</text:span></text:p>
        </text:list-item>
        <text:list-item>
          <text:p text:style-name="P35"><text:span text:style-name="T13">Диаграмма компонентов (Component Diagram)</text:span></text:p>
        </text:list-item>
        <text:list-item>
          <text:p text:style-name="P35"><text:span text:style-name="T13">Диаграмма развертывания (размещения) (Deployment Diagram)</text:span></text:p>
        </text:list-item>
      </text:list>
      <text:p text:style-name="P30"/>
      <text:p text:style-name="P30"><text:tab/>Необходимо разработать информационную систему в соответствии с заданием. В задании перечислены пользователи системы (актеры) и варианты использования системы актерами. Можно скорректировать список актеров и вариантов использования по</text:p>
      <text:p text:style-name="P30">согласованию с преподавателем.</text:p>
      <text:p text:style-name="P30"><text:tab/>Предлагаемый перечень заданий может быть дополнен любым другим заданием по согласованию с преподавателем. Приветствуется разработка проекта на основе реальных заданий, выполняемых студентами на предприятиях.</text:p>
      <text:p text:style-name="P30"/>
      <text:p text:style-name="P30">Общие требования по выполнению задания:</text:p>
      <text:list xml:id="list2408910341" text:style-name="L1">
        <text:list-item>
          <text:p text:style-name="P33"><text:span text:style-name="T13">Каждый пользователь информационной системы должен регистрироваться в системе сам или это делает администратор</text:span></text:p>
        </text:list-item>
        <text:list-item>
          <text:p text:style-name="P33"><text:span text:style-name="T13">При входе в систему каждый пользователь вводит свой логин и пароль</text:span></text:p>
        </text:list-item>
        <text:list-item>
          <text:p text:style-name="P33"><text:span text:style-name="T13">Данные в системе хранятся в файлах или в базе данных. В случае применения базы данных допускается использование только следующих систем управления базами данных: SQLite, PostrgeSQL, MySQL Community Edition.</text:span></text:p>
        </text:list-item>
        <text:list-item>
          <text:p text:style-name="P33"><text:span text:style-name="T13">Если система работает с файлами, то при запуске системы все данные из файлов считываются в оперативную память и хранятся в форме таблиц.</text:span></text:p>
        </text:list-item>
        <text:list-item>
          <text:p text:style-name="P34"><text:span text:style-name="T13">Если система работает с файлами, то по завершению работы с системой данные из таблиц записываются обратно в файлы. Файлы при этом не обновляются, а создаются заново на основании данных из таблиц. </text:span></text:p>
        </text:list-item>
        <text:list-item>
          <text:p text:style-name="P34"><text:span text:style-name="T13">Возможен вариант, когда данные считываются и записываются в файл или базу данных по мере необходимости, а не только при запуске и выходе из системы.</text:span></text:p>
        </text:list-item>
      </text:list>
      <text:p text:style-name="P24"/>
      <text:p text:style-name="P21">Диаграммы на языке UML</text:p>
      <text:p text:style-name="P21"/>
      <text:p text:style-name="P21"/>
      <text:p text:style-name="P22">Описание классов</text:p>
      <text:p text:style-name="P29">Краткое описание каждого класса и метода</text:p>
      <text:p text:style-name="P24"/>
      <text:p text:style-name="P21">Руководство пользователя</text:p>
      <text:p text:style-name="P27">(скриншотами интерфейса программы.)</text:p>
      <text:p text:style-name="P25"/>
      <text:p text:style-name="P25"/>
      <text:p text:style-name="P21">Тесты</text:p>
      <text:p text:style-name="P26">(Набор тестов и результатов для отладки отдельных методов, модулей и</text:p>
      <text:p text:style-name="P26"><text:soft-page-break/>комплексной отладки задания. Результаты тестирования должны быть</text:p>
      <text:p text:style-name="P26">продемонстрированы в виде скриншотов работы программы. Например, скриншот</text:p>
      <text:p text:style-name="P26">с загружаемыми данными и, как подтверждение правильности работы программы,</text:p>
      <text:p text:style-name="P26">скриншот с результатами поиска загруженной информации.)</text:p>
      <text:p text:style-name="P24"/>
      <text:p text:style-name="P21">Список использованных источников</text:p>
      <text:p text:style-name="P24"/>
      <text:p text:style-name="P21">Код</text:p>
      <text:p text:style-name="P28">Текст приложения с комментариями</text:p>
      <text:p text:style-name="P23"/>
      <text:p text:style-name="P23"/>
      <text:p text:style-name="P17"><text:span text:style-name="T12">18. Новостной сайт</text:span></text:p>
      <text:p text:style-name="P17">Администратор</text:p>
      <text:p text:style-name="P17"><text:tab/>• Составление списка сотрудников</text:p>
      <text:p text:style-name="P17">Главный редактор</text:p>
      <text:p text:style-name="P17"><text:tab/>• Составление списка тем новостного выпуска и распределение их по отделам</text:p>
      <text:p text:style-name="P17"><text:tab/>• Проверка наличия подготовленных публикаций</text:p>
      <text:p text:style-name="P17">Редактор отдела</text:p>
      <text:p text:style-name="P17"><text:tab/>• Составление списка публикаций и распределение их по авторам</text:p>
      <text:p text:style-name="P17"><text:tab/>• Редактирование публикации</text:p>
      <text:p text:style-name="P17"><text:tab/>• Разрешение на выкладку публикации на сайт</text:p>
      <text:p text:style-name="P17">Автор</text:p>
      <text:p text:style-name="P17"><text:tab/>• Подготовка публикации</text:p>
      <text:p text:style-name="P17"><text:tab/>• Исправление замечаний редактора отдела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e" svg:font-family="'Times New Romane'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8:50:14.575731186</meta:creation-date>
    <dc:date>2022-09-16T15:05:54.127211565</dc:date>
    <meta:editing-duration>P1DT20H15M15S</meta:editing-duration>
    <meta:editing-cycles>47</meta:editing-cycles>
    <meta:generator>LibreOffice/7.4.1.1$Linux_X86_64 LibreOffice_project/40$Build-1</meta:generator>
    <meta:document-statistic meta:table-count="0" meta:image-count="0" meta:object-count="0" meta:page-count="4" meta:paragraph-count="73" meta:word-count="606" meta:character-count="4672" meta:non-whitespace-character-count="4124"/>
  </office:meta>
</office:document-meta>
</file>